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4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5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6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4pt" style:font-size-asian="14pt" style:font-size-complex="14pt"/>
    </style:style>
    <style:style style:name="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8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3a44d5" officeooo:paragraph-rsid="00362c76" style:font-size-asian="6pt" style:font-weight-asian="normal" style:font-name-complex="Lucida Sans" style:font-size-complex="6pt" style:font-weight-complex="normal" style:text-scale="101%"/>
    </style:style>
    <style:style style:name="T1" style:family="text">
      <style:text-properties officeooo:rsid="00274622"/>
    </style:style>
    <style:style style:name="T2" style:family="text">
      <style:text-properties fo:letter-spacing="-0.007cm" fo:font-style="italic" style:font-style-asian="italic" style:font-style-complex="italic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letter-spacing="-0.009cm" style:font-size-asian="9pt" style:font-size-complex="9pt"/>
    </style:style>
    <style:style style:name="T42" style:family="text">
      <style:text-properties fo:color="#221f1f" fo:letter-spacing="-0.007cm" fo:font-style="normal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0c812" style:font-style-asian="normal" style:font-style-complex="normal"/>
    </style:style>
    <style:style style:name="T45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T62" style:family="text">
      <style:text-properties officeooo:rsid="005f4c1c"/>
    </style:style>
    <style:style style:name="T63" style:family="text">
      <style:text-properties officeooo:rsid="002568f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1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1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6"><text:span text:style-name="T55"><text:text-input text:description="&lt;if test=&quot;print_warranty and line.product_id.warranty&quot;&gt;">if</text:text-input></text:span><text:span text:style-name="T55"><text:text-input text:description="&lt;formatLang(line.product_id.warranty,digits=0)&gt;">12</text:text-input></text:span><text:span text:style-name="T55"> </text:span><text:span text:style-name="T55"><text:text-input text:description="&lt;month&gt;">meses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6"><text:span text:style-name="T55"><text:text-input text:description="&lt;if test=&quot;print_serial_number&quot;&gt;">if</text:text-input></text:span><text:span text:style-name="T55"><text:text-input text:description="&lt;line.prodlot_id.name&gt;">000513210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6"><text:span text:style-name="T55"><text:text-input text:description="&lt;if test=&quot;print_lot_life_date and line.prodlot_id.life_date&quot;&gt;">if</text:text-input></text:span><text:span text:style-name="T55"><text:text-input text:description="&lt;formatLang(line.prodlot_id.life_date,date=True)&gt;">000513210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5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3a44d5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5f4c1c"/>
    </style:style>
    <style:style style:name="MT3" style:family="text">
      <style:text-properties officeooo:rsid="00274622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7" style:family="text">
      <style:text-properties fo:color="#221f1f" style:font-name="Lucida Sans" style:font-name-complex="Lucida Sans"/>
    </style:style>
    <style:style style:name="MT8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9" style:family="text">
      <style:text-properties fo:letter-spacing="-0.007cm" fo:font-style="normal" officeooo:rsid="000f4c70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font-style="normal" officeooo:rsid="004e00d8" style:font-style-asian="normal" style:font-style-complex="normal"/>
    </style:style>
    <style:style style:name="MT42" style:family="text">
      <style:text-properties fo:font-style="normal" style:font-style-asian="normal" style:font-style-complex="normal"/>
    </style:style>
    <style:style style:name="MT4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8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style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span text:style-name="MT2"><text:text-input text:description="&lt;legend&gt;">legend</text:text-input></text:span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3"><text:text-input text:description="&lt;picking_title&gt;">Pick</text:text-input></text:span><text:text-input text:description="&lt;/if&gt;">/i</text:text-input> </text:p>
              <text:p text:style-name="MP7"><text:span text:style-name="MT4"><text:text-input text:description="&lt;if test=&quot;print_number&quot;&gt;">IF2</text:text-input></text:span>Nº: <text:span text:style-name="MT5"><text:text-input text:description="&lt;if test=&quot;context.get('stock_report_type',False)=='remit'&quot;&gt;">if</text:text-input></text:span><text:span text:style-name="MT4"><text:text-input text:description="&lt;o.remit_number&gt;">000</text:text-input></text:span><text:span text:style-name="MT4"><text:text-input text:description="&lt;/if&gt;">/if</text:text-input></text:span><text:span text:style-name="MT5"><text:text-input text:description="&lt;if test=&quot;context.get('stock_report_type',False)!='remit'&quot;&gt;">if</text:text-input></text:span><text:span text:style-name="MT4"><text:text-input text:description="&lt;o.name&gt;">000</text:text-input></text:span><text:span text:style-name="MT4"><text:text-input text:description="&lt;/if&gt;">/if</text:text-input></text:span><text:span text:style-name="MT4"><text:text-input text:description="&lt;/if&gt;">/if</text:text-input></text:span></text:p>
              <text:p text:style-name="MP8"><text:span text:style-name="MT6">Fecha</text:span><text:span text:style-name="MT7">: </text:span><text:span text:style-name="MT7"><text:text-input text:description="&lt;if test=&quot;o.date_done&quot;&gt;">If</text:text-input></text:span><text:span text:style-name="MT7"><text:text-input text:description="&lt;formatLang(o.date_done,date='true')&gt;">DD/MM/YYYY</text:text-input></text:span><text:span text:style-name="MT8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9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o.partner_id.commercial_partner_id.formated_va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iibb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Cliente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1"/>
              <text:p text:style-name="MP22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5"/>
              <text:p text:style-name="MP24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6"/>
              <text:p text:style-name="MP27"><text:span text:style-name="MT28">Contacto</text:span><text:span text:style-name="MT21">:</text:span><text:span text:style-name="MT22"> </text:span><text:span text:style-name="MT23"><text:placeholder text:placeholder-type="text">&lt;if test="o.partner_id.parent_id"&gt;</text:placeholder></text:span><text:span text:style-name="MT23"><text:placeholder text:placeholder-type="text">&lt;o.partner_id.name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9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29"><text:span text:style-name="MT30">CUIT</text:span><text:span text:style-name="MT31">:</text:span><text:span text:style-name="MT32"> </text:span><text:span text:style-name="MT32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3">Transporte</text:span><text:span text:style-name="MT34">:</text:span><text:span text:style-name="MT35"> </text:span><text:span text:style-name="MT36"><text:text-input text:description="&lt;o.carrier_id.partner_id.name&gt;">El más rapido SRL</text:text-input></text:span></text:p>
              <text:p text:style-name="MP30"><text:span text:style-name="MT37">Dirección</text:span><text:span text:style-name="MT38">:</text:span><text:span text:style-name="MT39"> </text:span><text:span text:style-name="MT40"><text:text-input text:description="&lt;partner_address(o.carrier_id.partner_id)&gt;">Balcarce 666</text:text-input></text:span></text:p>
              <text:p text:style-name="MP31"><text:span text:style-name="MT41">CUIT</text:span><text:span text:style-name="MT42">:</text:span><text:span text:style-name="MT43"> </text:span><text:span text:style-name="MT44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5">Peso</text:span><text:span text:style-name="MT46">:</text:span><text:span text:style-name="MT47"> </text:span><text:span text:style-name="MT48"><text:text-input text:description="&lt;formatLang(o.weight)&gt;">30,5</text:text-input></text:span><text:span text:style-name="MT48"> kgs.</text:span></text:p>
              <text:p text:style-name="MP32"><text:span text:style-name="MT45">Valor Decl.</text:span><text:span text:style-name="MT34">:</text:span><text:span text:style-name="MT47"> $</text:span><text:span text:style-name="MT48"><text:text-input text:description="&lt;formatLang(o.declared_value)&gt;">$ 1300</text:text-input></text:span></text:p>
              <text:p text:style-name="MP33"><text:span text:style-name="MT45">Q. Bultos</text:span><text:span text:style-name="MT49">:</text:span><text:span text:style-name="MT50"> </text:span><text:span text:style-name="MT48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1"><text:text-input text:description="&lt;if test=&quot;print_commercial&quot;&gt;">IF2</text:text-input></text:span><text:span text:style-name="MT52">Comercial</text:span><text:span text:style-name="MT46">:</text:span><text:span text:style-name="MT47"> </text:span><text:span text:style-name="MT53"><text:text-input text:description="&lt;/if&gt;">&lt;/if&gt;</text:text-input></text:span></text:p>
              <text:p text:style-name="MP35"><text:span text:style-name="MT52">Doc. Origen</text:span><text:span text:style-name="MT54">:</text:span><text:span text:style-name="MT55"> </text:span><text:span text:style-name="MT5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7"><text:text-input text:description="&lt;if test=&quot;print_warranty&quot;&gt;">if</text:text-input></text:span><text:span text:style-name="MT58">Garantía</text:span><text:span text:style-name="MT57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8"><text:text-input text:description="&lt;if test=&quot;print_serial_number&quot;&gt;">if</text:text-input></text:span><text:span text:style-name="MT58">Loe / N de serie</text:span><text:span text:style-name="MT57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7"><text:text-input text:description="&lt;if test=&quot;print_lot_life_date&quot;&gt;">if</text:text-input></text:span><text:span text:style-name="MT58">Vencimiento</text:span><text:span text:style-name="MT57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9">OBSERVACIONES</text:span>: </text:p>
              <text:p text:style-name="MP43"><text:placeholder text:placeholder-type="text">&lt;if test="o.observations"&gt;</text:placeholder></text:p>
              <text:p text:style-name="MP43"><text:placeholder text:placeholder-type="text">&lt;for each="nl in o.observations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9">Recibí Conforme</text:span>:</text:p>
              <text:p text:style-name="MP45"><text:span text:style-name="MT59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3T12:00:16.576165425</dc:date>
    <meta:editing-duration>P1DT1H15S</meta:editing-duration>
    <meta:editing-cycles>304</meta:editing-cycles>
    <meta:generator>LibreOffice/4.2.6.3$Linux_X86_64 LibreOffice_project/420m0$Build-3</meta:generator>
    <meta:document-statistic meta:table-count="6" meta:image-count="0" meta:object-count="0" meta:page-count="1" meta:paragraph-count="65" meta:word-count="302" meta:character-count="1781" meta:non-whitespace-character-count="1544"/>
  </office:meta>
</office:document-meta>
</file>